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18.02.20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K</text:p>
          </table:table-cell>
          <table:table-cell/>
          <table:table-cell office:value-type="string" calcext:value-type="string">
            <text:p>pix2pix layout with fourth / third downsampling layer</text:p>
          </table:table-cell>
          <table:table-cell table:number-columns-repeated="5"/>
          <table:table-cell office:value-type="string" calcext:value-type="string">
            <text:p>current layout with only 3 / 2 downsampling layer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CNN embedding include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windowsize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windowsize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tor</text:p>
          </table:table-cell>
          <table:table-cell office:value-type="float" office:value="33481857" calcext:value-type="float">
            <text:p>33481857</text:p>
          </table:table-cell>
          <table:table-cell office:value-type="float" office:value="46083265" calcext:value-type="float">
            <text:p>46083265</text:p>
          </table:table-cell>
          <table:table-cell office:value-type="float" office:value="58701121" calcext:value-type="float">
            <text:p>58701121</text:p>
          </table:table-cell>
          <table:table-cell table:number-columns-repeated="2"/>
          <table:table-cell office:value-type="string" calcext:value-type="string">
            <text:p>generator</text:p>
          </table:table-cell>
          <table:table-cell table:style-name="ce7" office:value-type="float" office:value="33481857" calcext:value-type="float">
            <text:p>33481857</text:p>
          </table:table-cell>
          <table:table-cell office:value-type="float" office:value="46083265" calcext:value-type="float">
            <text:p>46083265</text:p>
          </table:table-cell>
          <table:table-cell office:value-type="float" office:value="58701121" calcext:value-type="float">
            <text:p>58701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riminator</text:p>
          </table:table-cell>
          <table:table-cell office:value-type="float" office:value="11075329" calcext:value-type="float">
            <text:p>11075329</text:p>
          </table:table-cell>
          <table:table-cell office:value-type="float" office:value="11220801" calcext:value-type="float">
            <text:p>11220801</text:p>
          </table:table-cell>
          <table:table-cell office:value-type="float" office:value="11253697" calcext:value-type="float">
            <text:p>11253697</text:p>
          </table:table-cell>
          <table:table-cell table:number-columns-repeated="2"/>
          <table:table-cell office:value-type="string" calcext:value-type="string">
            <text:p>discriminator</text:p>
          </table:table-cell>
          <table:table-cell office:value-type="float" office:value="7408641" calcext:value-type="float">
            <text:p>7408641</text:p>
          </table:table-cell>
          <table:table-cell office:value-type="float" office:value="7025473" calcext:value-type="float">
            <text:p>7025473</text:p>
          </table:table-cell>
          <table:table-cell office:value-type="float" office:value="7058369" calcext:value-type="float">
            <text:p>7058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+SUM([.D6:.D7])" office:value-type="float" office:value="44557186" calcext:value-type="float">
            <text:p>44557186</text:p>
          </table:table-cell>
          <table:table-cell table:formula="of:=+SUM([.E6:.E7])" office:value-type="float" office:value="57304066" calcext:value-type="float">
            <text:p>57304066</text:p>
          </table:table-cell>
          <table:table-cell table:formula="of:=+SUM([.F6:.F7])" office:value-type="float" office:value="69954818" calcext:value-type="float">
            <text:p>69954818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+SUM([.J6:.J7])" office:value-type="float" office:value="40890498" calcext:value-type="float">
            <text:p>40890498</text:p>
          </table:table-cell>
          <table:table-cell table:formula="of:=+SUM([.K6:.K7])" office:value-type="float" office:value="53108738" calcext:value-type="float">
            <text:p>53108738</text:p>
          </table:table-cell>
          <table:table-cell table:formula="of:=+SUM([.L6:.L7])" office:value-type="float" office:value="65759490" calcext:value-type="float">
            <text:p>6575949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mbedding CNN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windowsize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DNN embedding includ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windowsize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inable params</text:p>
          </table:table-cell>
          <table:table-cell office:value-type="float" office:value="4243968" calcext:value-type="float">
            <text:p>4243968</text:p>
          </table:table-cell>
          <table:table-cell office:value-type="float" office:value="4260416" calcext:value-type="float">
            <text:p>4260416</text:p>
          </table:table-cell>
          <table:table-cell office:value-type="float" office:value="4293312" calcext:value-type="float">
            <text:p>429331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nerator</text:p>
          </table:table-cell>
          <table:table-cell office:value-type="float" office:value="34740685" calcext:value-type="float">
            <text:p>34740685</text:p>
          </table:table-cell>
          <table:table-cell office:value-type="float" office:value="57857581" calcext:value-type="float">
            <text:p>57857581</text:p>
          </table:table-cell>
          <table:table-cell office:value-type="float" office:value="112285421" calcext:value-type="float">
            <text:p>11228542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iscriminator</text:p>
          </table:table-cell>
          <table:table-cell office:value-type="float" office:value="8667469" calcext:value-type="float">
            <text:p>8667469</text:p>
          </table:table-cell>
          <table:table-cell office:value-type="float" office:value="18799789" calcext:value-type="float">
            <text:p>18799789</text:p>
          </table:table-cell>
          <table:table-cell office:value-type="float" office:value="60642669" calcext:value-type="float">
            <text:p>6064266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+[.J15]+[.J14]" office:value-type="float" office:value="43408154" calcext:value-type="float">
            <text:p>43408154</text:p>
          </table:table-cell>
          <table:table-cell table:formula="of:=+[.K15]+[.K14]" office:value-type="float" office:value="76657370" calcext:value-type="float">
            <text:p>76657370</text:p>
          </table:table-cell>
          <table:table-cell table:formula="of:=+[.L14]+[.L15]" office:value-type="float" office:value="172928090" calcext:value-type="float">
            <text:p>17292809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mbedding networks trainable weights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no embedding includ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windowsize</text:p>
          </table:table-cell>
          <table:table-cell table:style-name="ce2" office:value-type="string" calcext:value-type="string" table:number-columns-spanned="2" table:number-rows-spanned="1">
            <text:p>trainable weights</text:p>
          </table:table-cell>
          <table:covered-table-cell table:style-name="ce4"/>
          <table:table-cell table:number-columns-repeated="3"/>
          <table:table-cell office:value-type="string" calcext:value-type="string">
            <text:p>gen cnn</text:p>
          </table:table-cell>
          <table:table-cell table:formula="of:=+[.J6]-[.D22]" office:value-type="float" office:value="29237889" calcext:value-type="float">
            <text:p>29237889</text:p>
          </table:table-cell>
          <table:table-cell table:formula="of:=+[.K6]-[.D23]" office:value-type="float" office:value="41822849" calcext:value-type="float">
            <text:p>41822849</text:p>
          </table:table-cell>
          <table:table-cell table:formula="of:=+[.L6]-[.D24]" office:value-type="float" office:value="54407809" calcext:value-type="float">
            <text:p>54407809</text:p>
          </table:table-cell>
        </table:table-row>
        <table:table-row table:style-name="ro1">
          <table:table-cell table:number-columns-repeated="2"/>
          <table:covered-table-cell table:style-name="ce4"/>
          <table:table-cell table:style-name="ce3" office:value-type="string" calcext:value-type="string">
            <text:p>CNN</text:p>
          </table:table-cell>
          <table:table-cell table:style-name="ce3"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gen dnn</text:p>
          </table:table-cell>
          <table:table-cell table:formula="of:=+[.J14]-[.E22]" office:value-type="float" office:value="29237889" calcext:value-type="float">
            <text:p>29237889</text:p>
          </table:table-cell>
          <table:table-cell table:formula="of:=+[.K14]-[.E23]" office:value-type="float" office:value="41822849" calcext:value-type="float">
            <text:p>41822849</text:p>
          </table:table-cell>
          <table:table-cell table:formula="of:=+[.L14]-[.E24]" office:value-type="float" office:value="54407809" calcext:value-type="float">
            <text:p>54407809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style-name="ce3" table:formula="of:=+[.D13]" office:value-type="float" office:value="4243968" calcext:value-type="float">
            <text:p>4243968</text:p>
          </table:table-cell>
          <table:table-cell table:style-name="ce3" office:value-type="float" office:value="5502796" calcext:value-type="float">
            <text:p>5502796</text:p>
          </table:table-cell>
          <table:table-cell table:number-columns-repeated="3"/>
          <table:table-cell office:value-type="string" calcext:value-type="string">
            <text:p>disc cnn</text:p>
          </table:table-cell>
          <table:table-cell table:formula="of:=+[.J7]-[.D22]" office:value-type="float" office:value="3164673" calcext:value-type="float">
            <text:p>3164673</text:p>
          </table:table-cell>
          <table:table-cell table:formula="of:=+[.K7]-[.D23]" office:value-type="float" office:value="2765057" calcext:value-type="float">
            <text:p>2765057</text:p>
          </table:table-cell>
          <table:table-cell table:formula="of:=+[.L7]-[.D24]" office:value-type="float" office:value="2765057" calcext:value-type="float">
            <text:p>2765057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style-name="ce3" table:formula="of:=+[.E13]" office:value-type="float" office:value="4260416" calcext:value-type="float">
            <text:p>4260416</text:p>
          </table:table-cell>
          <table:table-cell table:style-name="ce3" office:value-type="float" office:value="16034732" calcext:value-type="float">
            <text:p>16034732</text:p>
          </table:table-cell>
          <table:table-cell table:number-columns-repeated="3"/>
          <table:table-cell office:value-type="string" calcext:value-type="string">
            <text:p>disc dnn</text:p>
          </table:table-cell>
          <table:table-cell table:formula="of:=+[.J15]-[.E22]" office:value-type="float" office:value="3164673" calcext:value-type="float">
            <text:p>3164673</text:p>
          </table:table-cell>
          <table:table-cell table:formula="of:=+[.K15]-[.E23]" office:value-type="float" office:value="2765057" calcext:value-type="float">
            <text:p>2765057</text:p>
          </table:table-cell>
          <table:table-cell table:formula="of:=+[.L15]-[.E24]" office:value-type="float" office:value="2765057" calcext:value-type="float">
            <text:p>2765057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style-name="ce3" table:formula="of:=+[.F13]" office:value-type="float" office:value="4293312" calcext:value-type="float">
            <text:p>4293312</text:p>
          </table:table-cell>
          <table:table-cell table:style-name="ce3" office:value-type="float" office:value="57877612" calcext:value-type="float">
            <text:p>5787761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gen and disc trainable weights (w/o embedding networks)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windowsize</text:p>
          </table:table-cell>
          <table:table-cell table:style-name="ce2" office:value-type="string" calcext:value-type="string" table:number-columns-spanned="2" table:number-rows-spanned="1">
            <text:p>trainable weights</text:p>
          </table:table-cell>
          <table:covered-table-cell table:style-name="ce4"/>
          <table:table-cell table:number-columns-repeated="7"/>
        </table:table-row>
        <table:table-row table:style-name="ro1">
          <table:table-cell table:number-columns-repeated="2"/>
          <table:covered-table-cell table:style-name="ce4"/>
          <table:table-cell table:style-name="ce3" office:value-type="string" calcext:value-type="string">
            <text:p>Generator</text:p>
          </table:table-cell>
          <table:table-cell table:style-name="ce3" office:value-type="string" calcext:value-type="string">
            <text:p>Discriminato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+[.J20]" office:value-type="float" office:value="29237889" calcext:value-type="float">
            <text:p>29237889</text:p>
          </table:table-cell>
          <table:table-cell table:formula="of:=+[.J22]" office:value-type="float" office:value="3164673" calcext:value-type="float">
            <text:p>31646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+[.K20]" office:value-type="float" office:value="41822849" calcext:value-type="float">
            <text:p>41822849</text:p>
          </table:table-cell>
          <table:table-cell table:formula="of:=+[.K22]" office:value-type="float" office:value="2765057" calcext:value-type="float">
            <text:p>27650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+[.L20]" office:value-type="float" office:value="54407809" calcext:value-type="float">
            <text:p>54407809</text:p>
          </table:table-cell>
          <table:table-cell table:formula="of:=+[.L22]" office:value-type="float" office:value="2765057" calcext:value-type="float">
            <text:p>276505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21:57:00.952688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20:58:17.245762446</meta:creation-date>
    <dc:date>2021-04-10T23:16:12.856856323</dc:date>
    <meta:editing-duration>PT11H14M39S</meta:editing-duration>
    <meta:editing-cycles>5</meta:editing-cycles>
    <meta:generator>LibreOffice/6.4.6.2$Linux_X86_64 LibreOffice_project/40$Build-2</meta:generator>
    <meta:document-statistic meta:table-count="1" meta:cell-count="108" meta:object-count="0"/>
  </office:meta>
</office:document-meta>
</file>